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8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9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10" style:family="paragraph" style:parent-style-name="Standard">
      <style:text-properties officeooo:rsid="000c1ca4" officeooo:paragraph-rsid="000c1ca4"/>
    </style:style>
    <style:style style:name="P11" style:family="paragraph" style:parent-style-name="Standard">
      <style:text-properties officeooo:rsid="000d9e9c" officeooo:paragraph-rsid="000d9e9c"/>
    </style:style>
    <style:style style:name="P12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3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4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1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22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23" style:family="paragraph" style:parent-style-name="Standard">
      <style:text-properties fo:font-size="12pt" officeooo:rsid="000d9e9c" officeooo:paragraph-rsid="00639b11" style:font-size-asian="10.5pt" style:font-size-complex="12pt"/>
    </style:style>
    <style:style style:name="P24" style:family="paragraph" style:parent-style-name="Standard">
      <style:text-properties fo:font-size="12pt" officeooo:rsid="000d9e9c" officeooo:paragraph-rsid="006bd5dc" style:font-size-asian="10.5pt" style:font-size-complex="12pt"/>
    </style:style>
    <style:style style:name="P25" style:family="paragraph" style:parent-style-name="Standard">
      <style:text-properties fo:font-size="12pt" officeooo:rsid="000d9e9c" officeooo:paragraph-rsid="006d39e0" style:font-size-asian="10.5pt" style:font-size-complex="12pt"/>
    </style:style>
    <style:style style:name="P26" style:family="paragraph" style:parent-style-name="Standard">
      <style:text-properties fo:font-size="12pt" officeooo:rsid="000d9e9c" officeooo:paragraph-rsid="006fe2f6" style:font-size-asian="10.5pt" style:font-size-complex="12pt"/>
    </style:style>
    <style:style style:name="P27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28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9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30" style:family="paragraph" style:parent-style-name="Standard">
      <style:text-properties fo:font-size="12pt" officeooo:rsid="001baa4c" officeooo:paragraph-rsid="00639b11" style:font-size-asian="10.5pt" style:font-size-complex="12pt"/>
    </style:style>
    <style:style style:name="P31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rsid="003a40ec"/>
    </style:style>
    <style:style style:name="P44" style:family="paragraph" style:parent-style-name="Standard">
      <style:text-properties officeooo:rsid="003c2bb8" officeooo:paragraph-rsid="003c2bb8"/>
    </style:style>
    <style:style style:name="P45" style:family="paragraph" style:parent-style-name="Standard">
      <style:text-properties officeooo:rsid="003d2c33"/>
    </style:style>
    <style:style style:name="P46" style:family="paragraph" style:parent-style-name="Standard">
      <style:text-properties officeooo:rsid="003d2c33" officeooo:paragraph-rsid="003d2c33"/>
    </style:style>
    <style:style style:name="P47" style:family="paragraph" style:parent-style-name="Standard">
      <style:text-properties officeooo:rsid="003d2c33" officeooo:paragraph-rsid="00413e7b"/>
    </style:style>
    <style:style style:name="P48" style:family="paragraph" style:parent-style-name="Standard">
      <style:text-properties officeooo:rsid="003d2c33" officeooo:paragraph-rsid="00483937"/>
    </style:style>
    <style:style style:name="P49" style:family="paragraph" style:parent-style-name="Standard">
      <style:text-properties officeooo:rsid="003d2c33" officeooo:paragraph-rsid="00486a3a"/>
    </style:style>
    <style:style style:name="P50" style:family="paragraph" style:parent-style-name="Standard">
      <style:text-properties officeooo:rsid="003d2c33" officeooo:paragraph-rsid="00488853"/>
    </style:style>
    <style:style style:name="P51" style:family="paragraph" style:parent-style-name="Standard">
      <style:text-properties officeooo:rsid="0040dec2" officeooo:paragraph-rsid="0040dec2"/>
    </style:style>
    <style:style style:name="P52" style:family="paragraph" style:parent-style-name="Standard">
      <style:text-properties officeooo:rsid="0043dda3" officeooo:paragraph-rsid="0043dda3"/>
    </style:style>
    <style:style style:name="P53" style:family="paragraph" style:parent-style-name="Standard">
      <style:text-properties officeooo:rsid="0046d70f" officeooo:paragraph-rsid="0046d70f"/>
    </style:style>
    <style:style style:name="P54" style:family="paragraph" style:parent-style-name="Standard">
      <style:text-properties officeooo:rsid="0046d70f" officeooo:paragraph-rsid="00486a3a"/>
    </style:style>
    <style:style style:name="P55" style:family="paragraph" style:parent-style-name="Standard">
      <style:text-properties officeooo:rsid="00483937" officeooo:paragraph-rsid="00483937"/>
    </style:style>
    <style:style style:name="P56" style:family="paragraph" style:parent-style-name="Standard">
      <style:text-properties officeooo:rsid="00483937" officeooo:paragraph-rsid="00486a3a"/>
    </style:style>
    <style:style style:name="P57" style:family="paragraph" style:parent-style-name="Standard">
      <style:text-properties officeooo:rsid="00486a3a" officeooo:paragraph-rsid="00486a3a"/>
    </style:style>
    <style:style style:name="P58" style:family="paragraph" style:parent-style-name="Standard">
      <style:text-properties officeooo:rsid="00488853" officeooo:paragraph-rsid="00488853"/>
    </style:style>
    <style:style style:name="P59" style:family="paragraph" style:parent-style-name="Standard">
      <style:text-properties officeooo:paragraph-rsid="00488853"/>
    </style:style>
    <style:style style:name="P60" style:family="paragraph" style:parent-style-name="Standard">
      <style:text-properties officeooo:rsid="00493499" officeooo:paragraph-rsid="00493499"/>
    </style:style>
    <style:style style:name="P61" style:family="paragraph" style:parent-style-name="Standard">
      <style:text-properties officeooo:paragraph-rsid="00493499"/>
    </style:style>
    <style:style style:name="P62" style:family="paragraph" style:parent-style-name="Standard">
      <style:text-properties officeooo:rsid="004af2ca" officeooo:paragraph-rsid="004af2ca"/>
    </style:style>
    <style:style style:name="P63" style:family="paragraph" style:parent-style-name="Standard">
      <style:text-properties officeooo:rsid="004cc2c8" officeooo:paragraph-rsid="004cc2c8"/>
    </style:style>
    <style:style style:name="P64" style:family="paragraph" style:parent-style-name="Standard">
      <style:text-properties officeooo:rsid="004d2c4c" officeooo:paragraph-rsid="00493499"/>
    </style:style>
    <style:style style:name="P65" style:family="paragraph" style:parent-style-name="Standard">
      <style:text-properties officeooo:rsid="004d2c4c" officeooo:paragraph-rsid="004d2c4c"/>
    </style:style>
    <style:style style:name="P66" style:family="paragraph" style:parent-style-name="Standard">
      <style:text-properties officeooo:rsid="0050e9e2" officeooo:paragraph-rsid="0050e9e2"/>
    </style:style>
    <style:style style:name="P67" style:family="paragraph" style:parent-style-name="Standard">
      <style:text-properties officeooo:rsid="00517155" officeooo:paragraph-rsid="00517155"/>
    </style:style>
    <style:style style:name="P68" style:family="paragraph" style:parent-style-name="Standard">
      <style:text-properties officeooo:rsid="00517155" officeooo:paragraph-rsid="00486a3a"/>
    </style:style>
    <style:style style:name="P69" style:family="paragraph" style:parent-style-name="Standard">
      <style:text-properties officeooo:rsid="0053e13e" officeooo:paragraph-rsid="0053e13e"/>
    </style:style>
    <style:style style:name="P70" style:family="paragraph" style:parent-style-name="Standard">
      <style:text-properties officeooo:rsid="00541f7f" officeooo:paragraph-rsid="00541f7f"/>
    </style:style>
    <style:style style:name="P71" style:family="paragraph" style:parent-style-name="Standard">
      <style:text-properties officeooo:rsid="0054c044" officeooo:paragraph-rsid="0054c044"/>
    </style:style>
    <style:style style:name="P72" style:family="paragraph" style:parent-style-name="Standard">
      <style:text-properties officeooo:rsid="0054c044" officeooo:paragraph-rsid="0076246c"/>
    </style:style>
    <style:style style:name="P73" style:family="paragraph" style:parent-style-name="Standard">
      <style:text-properties officeooo:rsid="005d8c01" officeooo:paragraph-rsid="005d8c01"/>
    </style:style>
    <style:style style:name="P74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75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P76" style:family="paragraph" style:parent-style-name="Standard">
      <style:text-properties fo:font-size="16pt" fo:font-weight="bold" officeooo:rsid="00517155" officeooo:paragraph-rsid="00517155" style:font-size-asian="16pt" style:font-weight-asian="bold" style:font-size-complex="16pt" style:font-weight-complex="bold"/>
    </style:style>
    <style:style style:name="P77" style:family="paragraph" style:parent-style-name="Standard">
      <style:text-properties fo:font-size="16pt" fo:font-weight="bold" officeooo:rsid="0076b3fd" officeooo:paragraph-rsid="0076b3fd" style:font-size-asian="16pt" style:font-weight-asian="bold" style:font-size-complex="16pt" style:font-weight-complex="bold"/>
    </style:style>
    <style:style style:name="P78" style:family="paragraph" style:parent-style-name="Standard">
      <style:text-properties officeooo:rsid="0076246c" officeooo:paragraph-rsid="0076246c"/>
    </style:style>
    <style:style style:name="P79" style:family="paragraph" style:parent-style-name="Standard">
      <style:text-properties officeooo:rsid="0076b3fd" officeooo:paragraph-rsid="0076b3fd"/>
    </style:style>
    <style:style style:name="P80" style:family="paragraph" style:parent-style-name="Standard">
      <style:text-properties officeooo:rsid="0079395f" officeooo:paragraph-rsid="0079395f"/>
    </style:style>
    <style:style style:name="P81" style:family="paragraph" style:parent-style-name="Standard">
      <style:text-properties officeooo:rsid="0079583d" officeooo:paragraph-rsid="0079583d"/>
    </style:style>
    <style:style style:name="P82" style:family="paragraph" style:parent-style-name="Preformatted_20_Text">
      <style:paragraph-properties fo:margin-top="0cm" fo:margin-bottom="0.499cm" loext:contextual-spacing="false"/>
    </style:style>
    <style:style style:name="P8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8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86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87" style:family="paragraph" style:parent-style-name="Heading_20_1">
      <style:text-properties fo:font-size="12pt" style:font-size-asian="12pt" style:font-size-complex="12pt"/>
    </style:style>
    <style:style style:name="P88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89" style:family="paragraph" style:parent-style-name="Preformatted_20_Text">
      <style:text-properties officeooo:rsid="0079583d" officeooo:paragraph-rsid="0079583d"/>
    </style:style>
    <style:style style:name="P90" style:family="paragraph" style:parent-style-name="Preformatted_20_Text">
      <style:text-properties officeooo:rsid="0079583d" officeooo:paragraph-rsid="0079583d"/>
    </style:style>
    <style:style style:name="P91" style:family="paragraph" style:parent-style-name="Standard" style:list-style-name="L1">
      <style:text-properties officeooo:rsid="000bed90" officeooo:paragraph-rsid="000bed90"/>
    </style:style>
    <style:style style:name="P92" style:family="paragraph" style:parent-style-name="Standard" style:list-style-name="L2">
      <style:text-properties fo:font-size="12pt" officeooo:rsid="000d9e9c" officeooo:paragraph-rsid="006bd5dc" style:font-size-asian="10.5pt" style:font-size-complex="12pt"/>
    </style:style>
    <style:style style:name="P93" style:family="paragraph" style:parent-style-name="Standard" style:list-style-name="L2">
      <style:text-properties fo:font-size="12pt" officeooo:rsid="000d9e9c" officeooo:paragraph-rsid="0072dd1e" style:font-size-asian="10.5pt" style:font-size-complex="12pt"/>
    </style:style>
    <style:style style:name="P94" style:family="paragraph" style:parent-style-name="Standard" style:list-style-name="L3">
      <style:text-properties fo:font-size="12pt" officeooo:rsid="000d9e9c" officeooo:paragraph-rsid="006d39e0" style:font-size-asian="10.5pt" style:font-size-complex="12pt"/>
    </style:style>
    <style:style style:name="P95" style:family="paragraph" style:parent-style-name="Standard" style:list-style-name="L3">
      <style:text-properties fo:font-size="12pt" officeooo:rsid="000d9e9c" officeooo:paragraph-rsid="0072dd1e" style:font-size-asian="10.5pt" style:font-size-complex="12pt"/>
    </style:style>
    <style:style style:name="P96" style:family="paragraph" style:parent-style-name="Standard" style:list-style-name="L4">
      <style:text-properties fo:font-size="12pt" officeooo:rsid="000d9e9c" officeooo:paragraph-rsid="00714f3f" style:font-size-asian="10.5pt" style:font-size-complex="12pt"/>
    </style:style>
    <style:style style:name="P97" style:family="paragraph" style:parent-style-name="Standard" style:list-style-name="L2">
      <style:text-properties fo:font-size="12pt" officeooo:rsid="006858a3" officeooo:paragraph-rsid="006858a3" style:font-size-asian="10.5pt" style:font-size-complex="12pt"/>
    </style:style>
    <style:style style:name="P98" style:family="paragraph" style:parent-style-name="Standard" style:list-style-name="L3">
      <style:text-properties fo:font-size="12pt" officeooo:rsid="006f00e5" officeooo:paragraph-rsid="006f00e5" style:font-size-asian="10.5pt" style:font-size-complex="12pt"/>
    </style:style>
    <style:style style:name="P99" style:family="paragraph" style:parent-style-name="Standard" style:list-style-name="L4">
      <style:text-properties fo:font-size="12pt" officeooo:rsid="0053e13e" officeooo:paragraph-rsid="006fe2f6" style:font-size-asian="10.5pt" style:font-size-complex="12pt"/>
    </style:style>
    <style:style style:name="P100" style:family="paragraph" style:parent-style-name="Standard" style:list-style-name="L4">
      <style:text-properties officeooo:rsid="00541f7f" officeooo:paragraph-rsid="007038f6"/>
    </style:style>
    <style:style style:name="P101" style:family="paragraph" style:parent-style-name="Standard" style:list-style-name="L4">
      <style:text-properties officeooo:rsid="0054c044" officeooo:paragraph-rsid="007038f6"/>
    </style:style>
    <style:style style:name="P102" style:family="paragraph" style:parent-style-name="Standard">
      <style:text-properties officeooo:rsid="0076b3fd" officeooo:paragraph-rsid="0076b3fd"/>
    </style:style>
    <style:style style:name="P103" style:family="paragraph" style:parent-style-name="Standard">
      <style:text-properties officeooo:rsid="0076b3fd" officeooo:paragraph-rsid="007c5799"/>
    </style:style>
    <style:style style:name="P104" style:family="paragraph" style:parent-style-name="Standard">
      <style:text-properties officeooo:rsid="0079583d" officeooo:paragraph-rsid="0076b3fd"/>
    </style:style>
    <style:style style:name="P105" style:family="paragraph" style:parent-style-name="Standard">
      <style:text-properties fo:font-size="16pt" fo:font-weight="bold" officeooo:rsid="0076b3fd" officeooo:paragraph-rsid="007c5799" style:font-size-asian="16pt" style:font-weight-asian="bold" style:font-size-complex="16pt" style:font-weight-complex="bol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6" style:family="text">
      <style:text-properties officeooo:rsid="0024b410"/>
    </style:style>
    <style:style style:name="T17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18" style:family="text">
      <style:text-properties officeooo:rsid="0026b9bb"/>
    </style:style>
    <style:style style:name="T19" style:family="text">
      <style:text-properties officeooo:rsid="002bac90"/>
    </style:style>
    <style:style style:name="T20" style:family="text">
      <style:text-properties officeooo:rsid="00358cca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3" style:family="text">
      <style:text-properties officeooo:rsid="003d2c33"/>
    </style:style>
    <style:style style:name="T24" style:family="text">
      <style:text-properties officeooo:rsid="003d6e29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13e7b"/>
    </style:style>
    <style:style style:name="T27" style:family="text">
      <style:text-properties officeooo:rsid="00435ab7"/>
    </style:style>
    <style:style style:name="T28" style:family="text">
      <style:text-properties officeooo:rsid="00455067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483937"/>
    </style:style>
    <style:style style:name="T32" style:family="text">
      <style:text-properties officeooo:rsid="00486a3a"/>
    </style:style>
    <style:style style:name="T33" style:family="text">
      <style:text-properties officeooo:rsid="0048b509"/>
    </style:style>
    <style:style style:name="T34" style:family="text">
      <style:text-properties officeooo:rsid="004f7c4a"/>
    </style:style>
    <style:style style:name="T35" style:family="text">
      <style:text-properties officeooo:rsid="005335cb"/>
    </style:style>
    <style:style style:name="T36" style:family="text">
      <style:text-properties officeooo:rsid="005849e8"/>
    </style:style>
    <style:style style:name="T37" style:family="text">
      <style:text-properties fo:font-weight="normal" officeooo:rsid="005849e8" style:font-weight-asian="normal" style:font-weight-complex="normal"/>
    </style:style>
    <style:style style:name="T38" style:family="text">
      <style:text-properties officeooo:rsid="005f199f"/>
    </style:style>
    <style:style style:name="T39" style:family="text">
      <style:text-properties officeooo:rsid="0066cb1e"/>
    </style:style>
    <style:style style:name="T40" style:family="text">
      <style:text-properties officeooo:rsid="006858a3"/>
    </style:style>
    <style:style style:name="T41" style:family="text">
      <style:text-properties officeooo:rsid="006f00e5"/>
    </style:style>
    <style:style style:name="T42" style:family="text">
      <style:text-properties officeooo:rsid="005d8c01"/>
    </style:style>
    <style:style style:name="T43" style:family="text">
      <style:text-properties officeooo:rsid="00787bb7"/>
    </style:style>
    <style:style style:name="T44" style:family="text">
      <style:text-properties officeooo:rsid="0079583d"/>
    </style:style>
    <style:style style:name="T45" style:family="text">
      <style:text-properties officeooo:rsid="007c5799"/>
    </style:style>
    <style:style style:name="T46" style:family="text">
      <style:text-properties officeooo:rsid="007d930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42">PYTHON</text:p>
      <text:p text:style-name="P1"/>
      <text:p text:style-name="P66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1453029807" text:style-name="L1">
        <text:list-item>
          <text:p text:style-name="P91">Text editors: <text:s/>atom, sublime text, etc</text:p>
        </text:list-item>
        <text:list-item>
          <text:p text:style-name="P91">Full IDEs: <text:s text:c="2"/>PyCharm, Spyder</text:p>
        </text:list-item>
        <text:list-item>
          <text:p text:style-name="P91">Notebook: <text:s/>Jupyter Notebook <text:span text:style-name="T1">(within anaconda navigator)</text:span></text:p>
        </text:list-item>
      </text:list>
      <text:p text:style-name="P1"/>
      <text:p text:style-name="P10">For the python bootcamp install anaconda and sublime</text:p>
      <text:p text:style-name="P10"/>
      <text:p text:style-name="P3"/>
      <text:p text:style-name="P3">* <text:span text:style-name="T2">Anaconda Navigator:</text:span></text:p>
      <text:p text:style-name="P11">On windows:</text:p>
      <text:p text:style-name="P11"/>
      <text:p text:style-name="P11">Lauch Jupyter Notebook, then paste in your browser: <text:s text:c="2"/>http://localhost:8888</text:p>
      <text:p text:style-name="P10"/>
      <text:p text:style-name="P11">Will ask you for a token – Open cmd – run: <text:s/><text:span text:style-name="T3">jupyter notebook list</text:span></text:p>
      <text:p text:style-name="P11"/>
      <text:p text:style-name="P12">C:\Users\Trabajo\Desktop\python&gt;jupyter notebook list</text:p>
      <text:p text:style-name="P12">Currently running servers:</text:p>
      <text:p text:style-name="P12">http://localhost:8892/?token=de83e25756e836c223161c91c6dbb1857cd52166bd1c94d5 :: C:\Users\Trabajo</text:p>
      <text:p text:style-name="P12">http://localhost:8888/?token=5ff9753430910a29f02831366e0e2c09d9263072492e49f1 :: C:\Users\Trabajo</text:p>
      <text:p text:style-name="P12">http://localhost:8891/?token=9764c756c2660f0ebdf12941942b704e7cd3f1852f9adf90 :: C:\Users\Trabajo</text:p>
      <text:p text:style-name="P12">http://localhost:8890/?token=91d75a5728d3510039af33563cd65d3c2e9d7c2eaa9005be :: C:\Users\Trabajo</text:p>
      <text:p text:style-name="P12">http://localhost:8889/?token=2a3bea1eac5716cd2131d487b9aaeb0058ccb43dc500f96c :: C:\Users\Trabajo</text:p>
      <text:p text:style-name="P12"/>
      <text:p text:style-name="P15">Paste one of the links in the browser, like</text:p>
      <text:p text:style-name="P15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5"/>
      <text:p text:style-name="P15">On jupyter notebook, Click on New -- Notebook: Python 3 -- you can run </text:p>
      <text:p text:style-name="P15">lines in cells</text:p>
      <text:p text:style-name="P15"/>
      <text:p text:style-name="P31">* Anaconda Jupyter Keystrokes:</text:p>
      <text:p text:style-name="P15">dd ---&gt; delete current cell</text:p>
      <text:p text:style-name="P15">a <text:s/>---&gt; insert cell above current cell</text:p>
      <text:p text:style-name="P15">b <text:s/>---&gt; insert cell below current cell</text:p>
      <text:p text:style-name="P15">Shift + enter to run it or click the play button </text:p>
      <text:p text:style-name="P15"/>
      <text:p text:style-name="P15">Restart the kernel ---&gt; if you used a special word, like 'int' 'float' etc, to assign a variable into it.</text:p>
      <text:p text:style-name="P15">Do it on: Kernel -- Restart</text:p>
      <text:p text:style-name="P15">This will delete all the variables</text:p>
      <text:p text:style-name="P15"/>
      <text:p text:style-name="P15"/>
      <text:p text:style-name="P31">* <text:span text:style-name="T4">Run a python program in the CLI:</text:span></text:p>
      <text:p text:style-name="P15"/>
      <text:p text:style-name="P27">$ python myprogram.py</text:p>
      <text:p text:style-name="P33"><text:soft-page-break/>*Run one line command in CLI:</text:p>
      <text:p text:style-name="P27"/>
      <text:p text:style-name="P27">$ <text:span text:style-name="T5">python</text:span></text:p>
      <text:p text:style-name="P27">Python 3.7.0 (default, Jun 28 2018, 08:04:48) [MSC v.1912 64 bit (AMD64)] :: Anaconda, Inc. on win32</text:p>
      <text:p text:style-name="P27">Type "help", "copyright", "credits" or "license" for more information.</text:p>
      <text:p text:style-name="P16">&gt;&gt;&gt; <text:span text:style-name="T5">print('hello')</text:span></text:p>
      <text:p text:style-name="P16">hello</text:p>
      <text:p text:style-name="P16">&gt;&gt;&gt;</text:p>
      <text:p text:style-name="P15"/>
      <text:p text:style-name="Horizontal_20_Line"/>
      <text:p text:style-name="P34">* <text:span text:style-name="T7">Data Types:</text:span></text:p>
      <text:p text:style-name="P15"/>
      <text:p text:style-name="P22"><text:span text:style-name="T5">Integers <text:s/></text:span><text:s text:c="11"/>- int <text:s text:c="5"/>- whole numbers: 3 , 212 , 93<text:line-break/></text:p>
      <text:p text:style-name="P22"><text:span text:style-name="T5">Floating point</text:span> <text:s text:c="2"/>- float <text:s text:c="2"/>- numbers with decimal: <text:s/>23.1 , 23.32 , 7.34<text:line-break/></text:p>
      <text:p text:style-name="P24"><text:span text:style-name="T5">String <text:s/></text:span><text:s text:c="14"/>- str <text:s text:c="5"/>- ordered sequence of characters: <text:s/>"hello" 'Sammy' "2000" </text:p>
      <text:list xml:id="list2642342041" text:style-name="L2">
        <text:list-item>
          <text:p text:style-name="P92">You can not change it's content.</text:p>
        </text:list-item>
        <text:list-item>
          <text:p text:style-name="P97">Indexing, slicing, format printing.</text:p>
        </text:list-item>
        <text:list-item>
          <text:p text:style-name="P93"><text:span text:style-name="T40">Methods: .upper() , .lower() , .split() , f string method</text:span><text:line-break/></text:p>
        </text:list-item>
      </text:list>
      <text:p text:style-name="P25"><text:span text:style-name="T5">List</text:span> <text:s text:c="18"/>- list <text:s text:c="5"/>- ordered sequence of objects: [10,"hello",200.3] <text:s/></text:p>
      <text:list xml:id="list1949105725" text:style-name="L3">
        <text:list-item>
          <text:p text:style-name="P94">Lists are mutable,you can change it's content</text:p>
        </text:list-item>
        <text:list-item>
          <text:p text:style-name="P98">Indexing, slicing, nesting</text:p>
        </text:list-item>
        <text:list-item>
          <text:p text:style-name="P95"><text:span text:style-name="T41">Methods: .append() , .pop() , .sort() , .reverse()</text:span><text:line-break/></text:p>
        </text:list-item>
      </text:list>
      <text:p text:style-name="P26"><text:span text:style-name="T5">Dictionaries</text:span> <text:s text:c="5"/>- dict <text:s text:c="3"/>- unordered Key:Values pair: {"mykey":"value","name":"Frankie"}</text:p>
      <text:list xml:id="list781908552" text:style-name="L4">
        <text:list-item>
          <text:p text:style-name="P99">Unordered mappings to store objects using Key-Value pairing.</text:p>
        </text:list-item>
        <text:list-item>
          <text:p text:style-name="P100">You can grab objects without knowing an index location (the position in which the object is)</text:p>
        </text:list-item>
        <text:list-item>
          <text:p text:style-name="P101">Can not be sorted.</text:p>
        </text:list-item>
        <text:list-item>
          <text:p text:style-name="P96"><text:span text:style-name="T42">Can hold integers, float, stings, list,or other dictionaries</text:span><text:line-break/></text:p>
        </text:list-item>
      </text:list>
      <text:p text:style-name="P22"><text:span text:style-name="T5">Tuples</text:span> <text:s text:c="14"/>- tup <text:s text:c="4"/>- ordered immutable sequence of objects: (10,"hello,200.2")<text:line-break/></text:p>
      <text:p text:style-name="P22"><text:span text:style-name="T5">Sets</text:span> <text:s/><text:tab/> <text:s text:c="13"/>- set <text:s text:c="5"/>- unordered collection of unique objects: {"a","b"}<text:line-break/></text:p>
      <text:p text:style-name="P22"><text:span text:style-name="T5">Booleans</text:span> <text:s text:c="10"/>- bool <text:s text:c="2"/>- Logical value indicating true or false<text:tab/></text:p>
      <text:p text:style-name="P15"/>
      <text:p text:style-name="Horizontal_20_Line"/>
      <text:p text:style-name="P21"/>
      <text:p text:style-name="P32">* <text:span text:style-name="T8">Doubts: </text:span><text:span text:style-name="T9">Check on the videos</text:span></text:p>
      <text:p text:style-name="P28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5"><text:soft-page-break/></text:p>
      <text:p text:style-name="P15"/>
      <text:p text:style-name="P34">* <text:span text:style-name="T10">Variables:</text:span></text:p>
      <text:p text:style-name="P15"/>
      <text:p text:style-name="P17">Python uses Dynamic Typing: you can reassign variables to different data types<text:line-break/></text:p>
      <text:p text:style-name="P17">PROS: <text:s text:c="9"/>You don't have to write the datatype, saving time<text:line-break/>CONTRAS: You can have some bugs because this.</text:p>
      <text:p text:style-name="P15"/>
      <text:p text:style-name="P15"/>
      <text:p text:style-name="P23">– <text:span text:style-name="T11">See data type of a variable:</text:span></text:p>
      <text:p text:style-name="P23"/>
      <text:p text:style-name="P30">a = 10</text:p>
      <text:p text:style-name="P15">type(a)<text:line-break/>int</text:p>
      <text:p text:style-name="P15"/>
      <text:p text:style-name="P18">-- <text:span text:style-name="T11">Change the data type</text:span>, <text:span text:style-name="T39">same “a” variable than before</text:span></text:p>
      <text:p text:style-name="P18"><text:line-break/>a = 30.1 --&gt; we change the value of 'a' to a float data type<text:line-break/>type(a) <text:s/>---&gt; we ask for the data type of a <text:s/><text:line-break/>float <text:s text:c="3"/>----&gt; a is now a float</text:p>
      <text:p text:style-name="P18"/>
      <text:p text:style-name="P18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8"/>
      <text:p text:style-name="P74"/>
      <text:p text:style-name="P75">* <text:span text:style-name="T5">Strings:</text:span></text:p>
      <text:p text:style-name="Horizontal_20_Line"/>
      <text:p text:style-name="P14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35"/>
      <text:p text:style-name="P19"><text:span text:style-name="T13">I</text:span><text:span text:style-name="T12">ndexing / </text:span><text:span text:style-name="T13">S</text:span><text:span text:style-name="T12">licing:</text:span><text:span text:style-name="T5"> </text:span><text:s text:c="2"/>Video 014, 015 and 016</text:p>
      <text:p text:style-name="P18"/>
      <text:p text:style-name="P18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<text:soft-page-break/>mystring = "hello world"<text:line-break/> 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8"/>
      <text:p text:style-name="P18"/>
      <text:p text:style-name="P18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8"/>
      <text:p text:style-name="P18"/>
      <text:p text:style-name="P18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8"/>
      <text:p text:style-name="P18"/>
      <text:p text:style-name="P18"><text:span text:style-name="T12">* </text:span><text:span text:style-name="T15">String properties:</text:span><text:span text:style-name="T17"> </text:span><text:span text:style-name="T16"><text:s/>video 016</text:span></text:p>
      <text:p text:style-name="P18"/>
      <text:p text:style-name="P20">--String concatenation: Merging 2 strings together. </text:p>
      <text:p text:style-name="P20"/>
      <text:p text:style-name="P20"><text:span text:style-name="T5">USING <text:s/>+</text:span><text:line-break/><text:line-break/><text:soft-pag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8"/>
      <text:p text:style-name="P18"/>
      <text:p text:style-name="P18"><text:span text:style-name="T5">USING *</text:span><text:line-break/><text:line-break/>multiplica = "Q"<text:line-break/>multiplica * 10<text:line-break/>'QQQQQQQQQQ'</text:p>
      <text:p text:style-name="P18"/>
      <text:p text:style-name="P18"><text:span text:style-name="T12">* </text:span><text:span text:style-name="T14">Methods:</text:span><text:span text:style-name="T18"> <text:s/>(016, 017)</text:span></text:p>
      <text:p text:style-name="P18"/>
      <text:p text:style-name="P18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8"/>
      <text:p text:style-name="P41"><text:span text:style-name="T5">* </text:span><text:span text:style-name="T6">Strings Formatting for Printing</text:span><text:span text:style-name="T5"> </text:span><text:span text:style-name="T19">(018)</text:span></text:p>
      <text:p text:style-name="P13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8"><text:soft-page-break/></text:p>
      <text:p text:style-name="P29">(Remove all str files from bootcamp with find)</text:p>
      <text:p text:style-name="P29"/>
      <text:h text:style-name="P88" text:outline-level="1"><text:bookmark text:name=".format()-method"/>.format() method</text:h>
      <text:p text:style-name="Standard"/>
      <text:p text:style-name="P84">print('This is a string {}'.format('INSERTED'))</text:p>
      <text:p text:style-name="P83">This is a string INSERTED</text:p>
      <text:p text:style-name="P85">print('The {} {} {}'.format('fox','brown','quick'))</text:p>
      <text:p text:style-name="P82">The fox brown quick</text:p>
      <text:p text:style-name="P85">print('The {2} {0} {1}'.format('fox','brown','quick'))</text:p>
      <text:p text:style-name="P82">The quick fox brown</text:p>
      <text:p text:style-name="P85">print('The {q} {f} {b}'.format(f='fox',b='brown',q='quick'))</text:p>
      <text:p text:style-name="P82">The quick fox brown</text:p>
      <text:p text:style-name="Standard"/>
      <text:p text:style-name="Standard"/>
      <text:p text:style-name="Standard"/>
      <text:h text:style-name="P87" text:outline-level="1"><text:bookmark text:name="float-formating-&quot;{value:width.precision-f}&quot;"/>float formating "{value:width.precision f}"</text:h>
      <text:p text:style-name="Standard"/>
      <text:p text:style-name="P85">result = 100/777</text:p>
      <text:p text:style-name="P85">result</text:p>
      <text:p text:style-name="P82">0.1287001287001287</text:p>
      <text:p text:style-name="P85">print("The result was {r}".format(r=result))</text:p>
      <text:p text:style-name="P82">The result was 0.1287001287001287</text:p>
      <text:p text:style-name="P85">print("The result was {r:1.4f}".format(r=result))</text:p>
      <text:p text:style-name="P82">The result was 0.1287</text:p>
      <text:p text:style-name="P85">print("The result was {r:20.3f}".format(r=result))</text:p>
      <text:p text:style-name="P82">The result was <text:s text:c="15"/>0.129</text:p>
      <text:p text:style-name="Standard"/>
      <text:p text:style-name="Standard"/>
      <text:h text:style-name="P87" text:outline-level="1"><text:bookmark text:name="F-string-method"/>F string method. <text:span text:style-name="T20">Formated string literals, f-strings</text:span></text:h>
      <text:p text:style-name="Text_20_body">new since python 3.6</text:p>
      <text:p text:style-name="P85">name = "John"</text:p>
      <text:p text:style-name="P85">print(f'His name is {name}' )</text:p>
      <text:p text:style-name="P82">His name is John</text:p>
      <text:p text:style-name="P85">name = "Sam"</text:p>
      <text:p text:style-name="P86">age = 3</text:p>
      <text:p text:style-name="P85">print(f'{name} is {age} years old')</text:p>
      <text:p text:style-name="P82">Sam is 3 years old</text:p>
      <text:p text:style-name="Standard"><text:soft-page-break/></text:p>
      <text:p text:style-name="Horizontal_20_Line"><text:span text:style-name="T21">* Lists </text:span>Video 20 </text:p>
      <text:p text:style-name="P43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29">https://github.com/Pierian-Data/Complete-Python-3-Bootcamp/blob/master/00-Python%20Object%20and%20Data%20Structure%20Basics/04-Lists.ipynb</text:span></text:a></text:p>
      <text:p text:style-name="P43"/>
      <text:p text:style-name="P7">Ordered sequence of objects. <text:s/><text:span text:style-name="T34">Lists are mutable, you can change it’s content.</text:span></text:p>
      <text:p text:style-name="P43"/>
      <text:p text:style-name="P44"><text:span text:style-name="T28">I</text:span>ndexing and slicing <text:s/><text:span text:style-name="T28">works on List just like </text:span>on Strings.</text:p>
      <text:p text:style-name="Standard"/>
      <text:p text:style-name="P36"><text:span text:style-name="T24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46">new_list</text:p>
      <text:p text:style-name="P45">['one', 'two', 'three', 'four']</text:p>
      <text:p text:style-name="P45"/>
      <text:p text:style-name="P46"><text:span text:style-name="T5">Modify one element inside</text:span>, in this example the position 0:</text:p>
      <text:p text:style-name="P45">new_list[0] = 'ONE ALL CAPS'</text:p>
      <text:p text:style-name="P45"/>
      <text:p text:style-name="P45">new_list</text:p>
      <text:p text:style-name="P45">['ONE ALL CAPS', 'two', 'three', 'four']</text:p>
      <text:p text:style-name="Standard"><text:s/></text:p>
      <text:p text:style-name="Standard"/>
      <text:p text:style-name="P37">Add a new element: <text:s text:c="4"/>.<text:span text:style-name="T27">append method</text:span></text:p>
      <text:p text:style-name="P51"/>
      <text:p text:style-name="P51">new_list.<text:span text:style-name="T25">append</text:span>('five')</text:p>
      <text:p text:style-name="P51"/>
      <text:p text:style-name="P47">new_list</text:p>
      <text:p text:style-name="P47">['ONE ALL CAPS', 'two', 'three', 'four',’<text:span text:style-name="T26">five</text:span>’]</text:p>
      <text:p text:style-name="P47"/>
      <text:p text:style-name="P47"/>
      <text:p text:style-name="P38">Remove items/elements: <text:s text:c="4"/>.pop <text:span text:style-name="T33">method</text:span></text:p>
      <text:p text:style-name="P52"/>
      <text:p text:style-name="P54">By default removes the last element of the list, default popped index is -1</text:p>
      <text:p text:style-name="P54"/>
      <text:p text:style-name="P53">new_list<text:span text:style-name="T5">.pop(</text:span>)</text:p>
      <text:p text:style-name="P48">’<text:span text:style-name="T26">five</text:span>’ <text:s text:c="4"/>→<text:span text:style-name="T31"> will show you the element removed</text:span></text:p>
      <text:p text:style-name="P48"/>
      <text:p text:style-name="P49">new_list</text:p>
      <text:p text:style-name="P49">['ONE ALL CAPS', 'two', 'three', 'four']</text:p>
      <text:p text:style-name="P53"/>
      <text:p text:style-name="P53"/>
      <text:p text:style-name="P5">Remove another item</text:p>
      <text:p text:style-name="P55">new_list.pop(-<text:span text:style-name="T32">2</text:span>)</text:p>
      <text:p text:style-name="P56">‘<text:span text:style-name="T23">three’</text:span></text:p>
      <text:p text:style-name="P68"/>
      <text:p text:style-name="P57"><text:soft-page-break/>new_list</text:p>
      <text:p text:style-name="P47"><text:s/>['ONE ALL CAPS', 'two', 'four']</text:p>
      <text:p text:style-name="P47"/>
      <text:p text:style-name="P58">Remove another using no negative index position:</text:p>
      <text:p text:style-name="P58">new_list.pop(1)</text:p>
      <text:p text:style-name="P58">‘two’</text:p>
      <text:p text:style-name="Standard"/>
      <text:p text:style-name="P39">Save the result of the pop:</text:p>
      <text:p text:style-name="P59"/>
      <text:p text:style-name="P58">popped_item = new_list.pop()</text:p>
      <text:p text:style-name="P58"/>
      <text:p text:style-name="Standard">popped_item</text:p>
      <text:p text:style-name="P50">'four'</text:p>
      <text:p text:style-name="Standard"/>
      <text:p text:style-name="P40">Sort method:</text:p>
      <text:p text:style-name="P61"/>
      <text:p text:style-name="P62">Sort in alphabetic and numeric order</text:p>
      <text:p text:style-name="P63"/>
      <text:p text:style-name="P63">Create 2 lists:</text:p>
      <text:p text:style-name="P60"/>
      <text:p text:style-name="P60">another_list = ['a','j','e','o','p']</text:p>
      <text:p text:style-name="P60">number_list = ['4','7','2,','5']</text:p>
      <text:p text:style-name="P60"/>
      <text:p text:style-name="P60"/>
      <text:p text:style-name="P63">Call the sort method to order the numbers and letters:</text:p>
      <text:p text:style-name="P60"/>
      <text:p text:style-name="P60">another_list.<text:span text:style-name="T5">sort()</text:span></text:p>
      <text:p text:style-name="P60">number_list.<text:span text:style-name="T5">sort()</text:span></text:p>
      <text:p text:style-name="P64"/>
      <text:p text:style-name="P65">If you call the variables you will see the items ordered:</text:p>
      <text:p text:style-name="P65">['a', 'e', 'j', 'o', 'p']</text:p>
      <text:p text:style-name="P65">['2,', '4', '5', '7']</text:p>
      <text:p text:style-name="P60"/>
      <text:p text:style-name="P6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67"><text:span text:style-name="T5">Nesting lists: </text:span><text:s text:c="2"/>Lists inside lists</text:p>
      <text:p text:style-name="P67"/>
      <text:p text:style-name="P67">lst1=['a','b','c']</text:p>
      <text:p text:style-name="P67">lst2=['d','e','f']</text:p>
      <text:p text:style-name="P67">lst3=['h','i','j']</text:p>
      <text:p text:style-name="P67"/>
      <text:p text:style-name="P67">matrix=[lst1,lst2,lst3]</text:p>
      <text:p text:style-name="P67"/>
      <text:p text:style-name="P8"><text:soft-page-break/>matrix</text:p>
      <text:p text:style-name="P67">[['a', 'b', 'c'], ['d', 'e', 'f'], ['h', 'i', 'j']]</text:p>
      <text:p text:style-name="P67"/>
      <text:p text:style-name="P67"># <text:span text:style-name="T5">grab fist index on the list</text:span></text:p>
      <text:p text:style-name="P67">matrix[0]</text:p>
      <text:p text:style-name="P67">['a', 'b', 'c']</text:p>
      <text:p text:style-name="P67"/>
      <text:p text:style-name="P67"># grab the second index and the first sub index</text:p>
      <text:p text:style-name="P67">matrix[1][0]</text:p>
      <text:p text:style-name="P8">‘d’</text:p>
      <text:p text:style-name="P76"/>
      <text:p text:style-name="P76"/>
      <text:p text:style-name="P67"><text:span text:style-name="T21">* </text:span><text:span text:style-name="T22">Dictionaries: </text:span><text:span text:style-name="T35"><text:s text:c="2"/>Video 22</text:span></text:p>
      <text:p text:style-name="Horizontal_20_Line"/>
      <text:p text:style-name="P69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29">https://github.com/Pierian-Data/Complete-Python-3-Bootcamp/blob/master/00-Python%20Object%20and%20Data%20Structure%20Basics/05-Dictionaries.ipynb</text:span></text:a></text:p>
      <text:p text:style-name="P69"/>
      <text:p text:style-name="P69">Unordered mappings to store objects using Key-Value pairing.</text:p>
      <text:p text:style-name="P69"/>
      <text:p text:style-name="P70">You can grab objects without knowing an index location (the position in which the object is)</text:p>
      <text:p text:style-name="P70"/>
      <text:p text:style-name="P71">Can not be sorted.</text:p>
      <text:p text:style-name="P71"/>
      <text:p text:style-name="P73">Can hold integers, float, stings, <text:span text:style-name="T38">list,</text:span>or other dictionaries</text:p>
      <text:p text:style-name="P71"/>
      <text:p text:style-name="P71"/>
      <text:p text:style-name="P9">* <text:span text:style-name="T36">Create a dictionary: <text:s/></text:span><text:span text:style-name="T37">{‘key’:’value’}</text:span></text:p>
      <text:p text:style-name="P9"/>
      <text:p text:style-name="P71"><text:span text:style-name="T5">my_dict</text:span>={'key1':'value1','key2':'value2','key3':'value3'}</text:p>
      <text:p text:style-name="P71"/>
      <text:p text:style-name="P71"><text:span text:style-name="T5">my_dict</text:span>={'apples':'2.49','oranges':'3.25','pear':'1.5'}</text:p>
      <text:p text:style-name="P71"/>
      <text:p text:style-name="P9"/>
      <text:p text:style-name="P9">* <text:span text:style-name="T36">Call one key to get the object:</text:span></text:p>
      <text:p text:style-name="P71"/>
      <text:p text:style-name="P71">my_dict<text:span text:style-name="T5">['apples']</text:span></text:p>
      <text:p text:style-name="P71">'2.49'</text:p>
      <text:p text:style-name="P71"/>
      <text:p text:style-name="P71"/>
      <text:p text:style-name="P71">d.items</text:p>
      <text:p text:style-name="P71">('key1', 'NEW VALUE'), ('key2', 300), ('key3', 600), ('k1', 'NEW VALUE')</text:p>
      <text:p text:style-name="P71">{'key1': 'NEW VALUE', 'key2': 300, 'key3': 600, 'k1': 'NEW VALUE'}</text:p>
      <text:p text:style-name="P71">d</text:p>
      <text:p text:style-name="P71"/>
      <text:p text:style-name="P71"/>
      <text:p text:style-name="P71"/>
      <text:p text:style-name="P71"/>
      <text:p text:style-name="P9"><text:soft-page-break/># Dictionary inside another dictionary and show me some values</text:p>
      <text:p text:style-name="P71"/>
      <text:p text:style-name="P72">d = {'k1':123,'k2':[0,3,5],'k3':{'insideKey':100,'anotherKey':400}}</text:p>
      <text:p text:style-name="P72">d['k3']</text:p>
      <text:p text:style-name="P71">{'insideKey': 100, 'anotherKey': 400}</text:p>
      <text:p text:style-name="P71">d['k3']['anotherKey']</text:p>
      <text:p text:style-name="P71">400</text:p>
      <text:p text:style-name="P71">my_dict2 = {'key1':123,'key2':[12,23,33],'key3':['item0','item1','item2']}</text:p>
      <text:p text:style-name="P71"/>
      <text:p text:style-name="P71"/>
      <text:p text:style-name="P71"><text:span text:style-name="T5">Change a letter to upper case, long command CALLING NESTED OBJECTS</text:span> -------------------------------------</text:p>
      <text:p text:style-name="P71"/>
      <text:p text:style-name="P9"># Change a value to upper case</text:p>
      <text:p text:style-name="P71">di = {'key1':['a','b','c']}</text:p>
      <text:p text:style-name="P71">di</text:p>
      <text:p text:style-name="P71">{'key1': ['a', 'b', 'c']}</text:p>
      <text:p text:style-name="P71"/>
      <text:p text:style-name="P71"># grab the key</text:p>
      <text:p text:style-name="P71">mylist = di['key1']</text:p>
      <text:p text:style-name="P71">mylist</text:p>
      <text:p text:style-name="P71">['a', 'b', 'c']</text:p>
      <text:p text:style-name="P71"/>
      <text:p text:style-name="P71"># Pick the letter on index location 2</text:p>
      <text:p text:style-name="P71">letter = mylist[2]</text:p>
      <text:p text:style-name="P71">letter</text:p>
      <text:p text:style-name="P71">'c'</text:p>
      <text:p text:style-name="P71">letter.upper()</text:p>
      <text:p text:style-name="P71">'C'</text:p>
      <text:p text:style-name="P71"/>
      <text:p text:style-name="P9">Change the letter to upper case, oneliner</text:p>
      <text:p text:style-name="P71"/>
      <text:p text:style-name="P71">di['key1'][2].upper()</text:p>
      <text:p text:style-name="P71">'C'</text:p>
      <text:p text:style-name="P71"/>
      <text:p text:style-name="P71"/>
      <text:p text:style-name="P9">Add new key:values pairs</text:p>
      <text:p text:style-name="P71">d = {'key1': 100, 'key2': 300}</text:p>
      <text:p text:style-name="P71">d</text:p>
      <text:p text:style-name="P71">{'key1': 100, 'key2': 300}</text:p>
      <text:p text:style-name="P71">d['key3'] = 600</text:p>
      <text:p text:style-name="P71">d</text:p>
      <text:p text:style-name="P71">{'key1': 100, 'key2': 300, 'key3': 600}</text:p>
      <text:p text:style-name="P71"/>
      <text:p text:style-name="P71"/>
      <text:p text:style-name="P71"/>
      <text:p text:style-name="P71"/>
      <text:p text:style-name="P71"/>
      <text:p text:style-name="P71"/>
      <text:p text:style-name="P9"><text:soft-page-break/>Reasing new value to a key</text:p>
      <text:p text:style-name="P71"/>
      <text:p text:style-name="P71">d['k1'] = 'NEW VALUE' # I did a mistake here, I've created a new pair key:value instead of changing key1</text:p>
      <text:p text:style-name="P71">d['key1'] = 'NEW VALUE'</text:p>
      <text:p text:style-name="P71">d</text:p>
      <text:p text:style-name="P71">{'key1': 'NEW VALUE', 'key2': 300, 'key3': 600, 'k1': 'NEW VALUE'}</text:p>
      <text:p text:style-name="P71"/>
      <text:p text:style-name="P9">See all the keys in a dictionary</text:p>
      <text:p text:style-name="P71">d.keys()</text:p>
      <text:p text:style-name="P71">dict_keys(['key1', 'key2', 'key3', 'k1'])</text:p>
      <text:p text:style-name="P71"/>
      <text:p text:style-name="P9">See all values</text:p>
      <text:p text:style-name="P71">d.values()</text:p>
      <text:p text:style-name="P71">dict_values(['NEW VALUE', 300, 600, 'NEW VALUE'])</text:p>
      <text:p text:style-name="P71"/>
      <text:p text:style-name="P71">See all pairings</text:p>
      <text:p text:style-name="P71">d.items()</text:p>
      <text:p text:style-name="P71">dict_items([('key1', 'NEW VALUE'), ('key2', 300), ('key3', 600), ('k1', 'NEW VALUE')])</text:p>
      <text:p text:style-name="P71">d</text:p>
      <text:p text:style-name="P71">{'key1': 'NEW VALUE', 'key2': 300, 'key3': 600, 'k1': 'NEW VALUE'}</text:p>
      <text:p text:style-name="P71"/>
      <text:p text:style-name="P78"/>
      <text:p text:style-name="P77">* Tuples / tpl : <text:a xlink:type="simple" xlink:href="https://github.com/jsc0/repos/blob/master/python/jupyter_notebook/tuples.ipynb" text:style-name="Internet_20_link" text:visited-style-name="Visited_20_Internet_20_Link"><text:span text:style-name="T30">https://github.com/jsc0/repos/blob/master/python/jupyter_notebook/tuples.ipynb</text:span></text:a></text:p>
      <text:p text:style-name="Horizontal_20_Line"/>
      <text:p text:style-name="P79">Ordered <text:span text:style-name="T11">immutable</text:span> sequence of objects.</text:p>
      <text:p text:style-name="P79"/>
      <text:p text:style-name="P80">Uses parenthesis ( <text:s/>) with elements separated by ,</text:p>
      <text:p text:style-name="P79"/>
      <text:p text:style-name="P79">Very similar to lists, except that tuples are immutable, it’s content can NOT be modified, <text:span text:style-name="T43">like days of the week or dates.</text:span></text:p>
      <text:p text:style-name="P79"/>
      <text:p text:style-name="P104"><text:a xlink:type="simple" xlink:href="https://github.com/jsc0/repos/blob/6fed33a1e3c12e609e2f9b64d661637dfcedf209/python/jupyter_notebook/tuples.ipynb" text:style-name="Internet_20_link" text:visited-style-name="Visited_20_Internet_20_Link"><text:span text:style-name="T29">https://github.com/jsc0/repos/blob/6fed33a1e3c12e609e2f9b64d661637dfcedf209/python/jupyter_notebook/tuples.ipynb</text:span></text:a></text:p>
      <text:p text:style-name="P104"/>
      <text:p text:style-name="P89"/>
      <text:p text:style-name="P89"/>
      <text:p text:style-name="P105">* <text:span text:style-name="T45">Sets <text:s/></text:span></text:p>
      <text:p text:style-name="Horizontal_20_Line"/>
      <text:p text:style-name="P103"><text:a xlink:type="simple" xlink:href="https://github.com/jsc0/repos/blob/6fed33a1e3c12e609e2f9b64d661637dfcedf209/python/jupyter_notebook/sets.ipynb" text:style-name="Internet_20_link" text:visited-style-name="Visited_20_Internet_20_Link"><text:span text:style-name="T29">https://github.com/jsc0/repos/blob/6fed33a1e3c12e609e2f9b64d661637dfcedf209/python/jupyter_notebook/sets.ipynb</text:span></text:a></text:p>
      <text:p text:style-name="P103"/>
      <text:p text:style-name="P103"/>
      <text:p text:style-name="P105"/>
      <text:p text:style-name="P105">* <text:span text:style-name="T46">Booleans / bool</text:span></text:p>
      <text:p text:style-name="Horizontal_20_Line"/>
      <text:p text:style-name="P103"/>
      <text:p text:style-name="P103"/>
      <text:p text:style-name="P10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4T18:19:15.312000000</dc:date>
    <meta:editing-duration>PT11H4M59S</meta:editing-duration>
    <meta:editing-cycles>101</meta:editing-cycles>
    <meta:generator>LibreOffice/6.1.4.2$Windows_X86_64 LibreOffice_project/9d0f32d1f0b509096fd65e0d4bec26ddd1938fd3</meta:generator>
    <meta:document-statistic meta:table-count="0" meta:image-count="0" meta:object-count="0" meta:page-count="12" meta:paragraph-count="249" meta:word-count="1533" meta:character-count="11213" meta:non-whitespace-character-count="9690"/>
  </office:meta>
</office:document-meta>
</file>